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093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8.451cm" svg:height="8.999cm" svg:x="11.407cm" svg:y="18.54cm">
            <draw:object draw:notify-on-update-of-ranges="Tabelle1.A36:Tabelle1.A36 Tabelle1.C36:Tabelle1.AE36 Tabelle1.A37:Tabelle1.A37 Tabelle1.C37:Tabelle1.AE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9" table:default-cell-style-name="ce1"/>
        <table:table-column table:style-name="co4" table:number-columns-repeated="99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rt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15.7" calcext:value-type="float">
            <text:p>15.7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19.7" calcext:value-type="float">
            <text:p>19.7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21.7" calcext:value-type="float">
            <text:p>21.7</text:p>
          </table:table-cell>
          <table:table-cell table:style-name="ce3" office:value-type="float" office:value="22.7" calcext:value-type="float">
            <text:p>22.7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5.7" calcext:value-type="float">
            <text:p>25.7</text:p>
          </table:table-cell>
          <table:table-cell table:style-name="ce3" office:value-type="float" office:value="26.7" calcext:value-type="float">
            <text:p>26.7</text:p>
          </table:table-cell>
          <table:table-cell table:style-name="ce3" office:value-type="float" office:value="27.7" calcext:value-type="float">
            <text:p>27.7</text:p>
          </table:table-cell>
          <table:table-cell table:style-name="ce3" office:value-type="float" office:value="28.7" calcext:value-type="float">
            <text:p>28.7</text:p>
          </table:table-cell>
          <table:table-cell table:style-name="ce3" office:value-type="float" office:value="29.7" calcext:value-type="float">
            <text:p>29.7</text:p>
          </table:table-cell>
          <table:table-cell table:style-name="ce3" office:value-type="float" office:value="30.7" calcext:value-type="float">
            <text:p>30.7</text:p>
          </table:table-cell>
          <table:table-cell table:style-name="ce3" office:value-type="float" office:value="31.7" calcext:value-type="float">
            <text:p>31.7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hüler bearbeiten</text:p>
          </table:table-cell>
          <table:table-cell office:value-type="string" calcext:value-type="string">
            <text:p>Adresslogik ändern: Jede Person hat eine eigene Adress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odes verwalten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ode einem Schüler hinzufügen und vom Schüler entfernen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itarbeiter verwalten</text:p>
          </table:table-cell>
          <table:table-cell office:value-type="string" calcext:value-type="string">
            <text:p>Mitarbeiter verwalten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typen verwalten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orte verwalten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Semester verwalten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Bisherige Daten im Schüler erfassen Panel anzeigen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Angehörige bereits vorhanden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Validierungs-Kommand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Schüler bereits vorhanden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An-/Abmeldung mutieren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Zurück zum Datenblatt nach Speicherung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suchen: Mit einem Suchresultat direkt auf Datenblat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UI's überarbeiten (Vereinheitlichung)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Scrollbars für Tabellen mit vielen Spalten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Dialoge überarbeiten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Adresse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Geschwister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Gleiche Angehörige übernehmen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JPA-Session-Verwaltung überarbeiten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alendarModelAttribute implementieren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IntegerModelAttribute implementieren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Bemerkungen-TextArea: Tabulator springt auf nächstes Eingabefeld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Abfolge von UI's überarbeiten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verwalten</text:p>
          </table:table-cell>
          <table:table-cell table:number-columns-repeated="18"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 einem Schüler hinzufügen und vom Schüler entfernen</text:p>
          </table:table-cell>
          <table:table-cell table:number-columns-repeated="20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suchen in Schüler suchen integrieren</text:p>
          </table:table-cell>
          <table:table-cell table:number-columns-repeated="23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Schüler-Such-Resultat-Tabelle: Kurs ergänzen</text:p>
          </table:table-cell>
          <table:table-cell table:number-columns-repeated="2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im Schüler-Datenblatt anzeigen</text:p>
          </table:table-cell>
          <table:table-cell table:number-columns-repeated="2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Absenzenliste erstellen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uswertungen/Listen</text:p>
          </table:table-cell>
          <table:table-cell office:value-type="string" calcext:value-type="string">
            <text:p>Schüler-Adressliste erstellen</text:p>
          </table:table-cell>
          <table:table-cell table:number-columns-repeated="2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Adressetiketten erstellen</text:p>
          </table:table-cell>
          <table:table-cell office:value-type="float" office:value="0.5" calcext:value-type="float">
            <text:p>0.5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Testfälle definieren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deal Burndown</text:p>
          </table:table-cell>
          <table:table-cell office:value-type="string" calcext:value-type="string">
            <text:p>Ideal - Remaining effort in Ideal work hours</text:p>
          </table:table-cell>
          <table:table-cell table:formula="of:=SUM([.C2:.C35])" office:value-type="float" office:value="114.5" calcext:value-type="float">
            <text:p>114.5</text:p>
          </table:table-cell>
          <table:table-cell table:formula="of:=([.C36]-[.$C$36]/28)" office:value-type="float" office:value="110.410714285714" calcext:value-type="float">
            <text:p>110.4107142857</text:p>
          </table:table-cell>
          <table:table-cell table:formula="of:=([.D36]-[.$C$36]/28)" office:value-type="float" office:value="106.321428571429" calcext:value-type="float">
            <text:p>106.3214285714</text:p>
          </table:table-cell>
          <table:table-cell table:formula="of:=([.E36]-[.$C$36]/28)" office:value-type="float" office:value="102.232142857143" calcext:value-type="float">
            <text:p>102.2321428571</text:p>
          </table:table-cell>
          <table:table-cell table:formula="of:=([.F36]-[.$C$36]/28)" office:value-type="float" office:value="98.1428571428572" calcext:value-type="float">
            <text:p>98.1428571429</text:p>
          </table:table-cell>
          <table:table-cell table:formula="of:=([.G36]-[.$C$36]/28)" office:value-type="float" office:value="94.0535714285715" calcext:value-type="float">
            <text:p>94.0535714286</text:p>
          </table:table-cell>
          <table:table-cell table:formula="of:=([.H36]-[.$C$36]/28)" office:value-type="float" office:value="89.9642857142858" calcext:value-type="float">
            <text:p>89.9642857143</text:p>
          </table:table-cell>
          <table:table-cell table:formula="of:=([.I36]-[.$C$36]/28)" office:value-type="float" office:value="85.875" calcext:value-type="float">
            <text:p>85.875</text:p>
          </table:table-cell>
          <table:table-cell table:formula="of:=([.J36]-[.$C$36]/28)" office:value-type="float" office:value="81.7857142857143" calcext:value-type="float">
            <text:p>81.7857142857</text:p>
          </table:table-cell>
          <table:table-cell table:formula="of:=([.K36]-[.$C$36]/28)" office:value-type="float" office:value="77.6964285714286" calcext:value-type="float">
            <text:p>77.6964285714</text:p>
          </table:table-cell>
          <table:table-cell table:formula="of:=([.L36]-[.$C$36]/28)" office:value-type="float" office:value="73.6071428571429" calcext:value-type="float">
            <text:p>73.6071428571</text:p>
          </table:table-cell>
          <table:table-cell table:formula="of:=([.M36]-[.$C$36]/28)" office:value-type="float" office:value="69.5178571428572" calcext:value-type="float">
            <text:p>69.5178571429</text:p>
          </table:table-cell>
          <table:table-cell table:formula="of:=([.N36]-[.$C$36]/28)" office:value-type="float" office:value="65.4285714285715" calcext:value-type="float">
            <text:p>65.4285714286</text:p>
          </table:table-cell>
          <table:table-cell table:formula="of:=([.O36]-[.$C$36]/28)" office:value-type="float" office:value="61.3392857142858" calcext:value-type="float">
            <text:p>61.3392857143</text:p>
          </table:table-cell>
          <table:table-cell table:formula="of:=([.P36]-[.$C$36]/28)" office:value-type="float" office:value="57.2500000000001" calcext:value-type="float">
            <text:p>57.25</text:p>
          </table:table-cell>
          <table:table-cell table:formula="of:=([.Q36]-[.$C$36]/28)" office:value-type="float" office:value="53.1607142857144" calcext:value-type="float">
            <text:p>53.1607142857</text:p>
          </table:table-cell>
          <table:table-cell table:formula="of:=([.R36]-[.$C$36]/28)" office:value-type="float" office:value="49.0714285714286" calcext:value-type="float">
            <text:p>49.0714285714</text:p>
          </table:table-cell>
          <table:table-cell table:formula="of:=([.S36]-[.$C$36]/28)" office:value-type="float" office:value="44.9821428571429" calcext:value-type="float">
            <text:p>44.9821428571</text:p>
          </table:table-cell>
          <table:table-cell table:formula="of:=([.T36]-[.$C$36]/28)" office:value-type="float" office:value="40.8928571428572" calcext:value-type="float">
            <text:p>40.8928571429</text:p>
          </table:table-cell>
          <table:table-cell table:formula="of:=([.U36]-[.$C$36]/28)" office:value-type="float" office:value="36.8035714285715" calcext:value-type="float">
            <text:p>36.8035714286</text:p>
          </table:table-cell>
          <table:table-cell table:formula="of:=([.V36]-[.$C$36]/28)" office:value-type="float" office:value="32.7142857142858" calcext:value-type="float">
            <text:p>32.7142857143</text:p>
          </table:table-cell>
          <table:table-cell table:formula="of:=([.W36]-[.$C$36]/28)" office:value-type="float" office:value="28.6250000000001" calcext:value-type="float">
            <text:p>28.625</text:p>
          </table:table-cell>
          <table:table-cell table:formula="of:=([.X36]-[.$C$36]/28)" office:value-type="float" office:value="24.5357142857143" calcext:value-type="float">
            <text:p>24.5357142857</text:p>
          </table:table-cell>
          <table:table-cell table:formula="of:=([.Y36]-[.$C$36]/28)" office:value-type="float" office:value="20.4464285714286" calcext:value-type="float">
            <text:p>20.4464285714</text:p>
          </table:table-cell>
          <table:table-cell table:formula="of:=([.Z36]-[.$C$36]/28)" office:value-type="float" office:value="16.3571428571429" calcext:value-type="float">
            <text:p>16.3571428571</text:p>
          </table:table-cell>
          <table:table-cell table:formula="of:=([.AA36]-[.$C$36]/28)" office:value-type="float" office:value="12.2678571428572" calcext:value-type="float">
            <text:p>12.2678571429</text:p>
          </table:table-cell>
          <table:table-cell table:formula="of:=([.AB36]-[.$C$36]/28)" office:value-type="float" office:value="8.17857142857149" calcext:value-type="float">
            <text:p>8.1785714286</text:p>
          </table:table-cell>
          <table:table-cell table:formula="of:=([.AC36]-[.$C$36]/28)" office:value-type="float" office:value="4.08928571428577" calcext:value-type="float">
            <text:p>4.0892857143</text:p>
          </table:table-cell>
          <table:table-cell table:formula="of:=([.AD36]-[.$C$36]/28)" office:value-type="float" office:value="0.0000000000000586197757002083" calcext:value-type="float">
            <text:p>5.86197757002083E-0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tual Burndown</text:p>
          </table:table-cell>
          <table:table-cell office:value-type="string" calcext:value-type="string">
            <text:p>Actual - Remaining effort in Ideal work hours</text:p>
          </table:table-cell>
          <table:table-cell table:formula="of:=SUM([.C2:.C35])" office:value-type="float" office:value="114.5" calcext:value-type="float">
            <text:p>114.5</text:p>
          </table:table-cell>
          <table:table-cell table:formula="of:=SUM([.D2:.D35])" office:value-type="float" office:value="109" calcext:value-type="float">
            <text:p>109</text:p>
          </table:table-cell>
          <table:table-cell table:formula="of:=SUM([.E2:.E35])" office:value-type="float" office:value="109" calcext:value-type="float">
            <text:p>109</text:p>
          </table:table-cell>
          <table:table-cell table:formula="of:=SUM([.F2:.F35])" office:value-type="float" office:value="99" calcext:value-type="float">
            <text:p>99</text:p>
          </table:table-cell>
          <table:table-cell table:formula="of:=SUM([.G2:.G35])" office:value-type="float" office:value="97" calcext:value-type="float">
            <text:p>97</text:p>
          </table:table-cell>
          <table:table-cell table:formula="of:=SUM([.H2:.H35])" office:value-type="float" office:value="95" calcext:value-type="float">
            <text:p>95</text:p>
          </table:table-cell>
          <table:table-cell table:formula="of:=SUM([.I2:.I35])" office:value-type="float" office:value="92" calcext:value-type="float">
            <text:p>92</text:p>
          </table:table-cell>
          <table:table-cell table:formula="of:=SUM([.J2:.J35])" office:value-type="float" office:value="84" calcext:value-type="float">
            <text:p>84</text:p>
          </table:table-cell>
          <table:table-cell table:formula="of:=SUM([.K2:.K35])" office:value-type="float" office:value="69" calcext:value-type="float">
            <text:p>69</text:p>
          </table:table-cell>
          <table:table-cell table:formula="of:=SUM([.L2:.L35])" office:value-type="float" office:value="62" calcext:value-type="float">
            <text:p>62</text:p>
          </table:table-cell>
          <table:table-cell table:formula="of:=SUM([.M2:.M35])" office:value-type="float" office:value="55" calcext:value-type="float">
            <text:p>55</text:p>
          </table:table-cell>
          <table:table-cell table:formula="of:=SUM([.N2:.N35])" office:value-type="float" office:value="53" calcext:value-type="float">
            <text:p>53</text:p>
          </table:table-cell>
          <table:table-cell table:formula="of:=SUM([.O2:.O35])" office:value-type="float" office:value="47" calcext:value-type="float">
            <text:p>47</text:p>
          </table:table-cell>
          <table:table-cell table:formula="of:=SUM([.P2:.P35])" office:value-type="float" office:value="37" calcext:value-type="float">
            <text:p>37</text:p>
          </table:table-cell>
          <table:table-cell table:formula="of:=SUM([.Q2:.Q35])" office:value-type="float" office:value="37" calcext:value-type="float">
            <text:p>37</text:p>
          </table:table-cell>
          <table:table-cell table:formula="of:=SUM([.R2:.R35])" office:value-type="float" office:value="34" calcext:value-type="float">
            <text:p>34</text:p>
          </table:table-cell>
          <table:table-cell table:formula="of:=SUM([.S2:.S35])" office:value-type="float" office:value="34" calcext:value-type="float">
            <text:p>34</text:p>
          </table:table-cell>
          <table:table-cell table:formula="of:=SUM([.T2:.T35])" office:value-type="float" office:value="34" calcext:value-type="float">
            <text:p>34</text:p>
          </table:table-cell>
          <table:table-cell table:formula="of:=SUM([.U2:.U35])" office:value-type="float" office:value="26" calcext:value-type="float">
            <text:p>26</text:p>
          </table:table-cell>
          <table:table-cell table:formula="of:=SUM([.V2:.V35])" office:value-type="float" office:value="26" calcext:value-type="float">
            <text:p>26</text:p>
          </table:table-cell>
          <table:table-cell table:formula="of:=SUM([.W2:.W35])" office:value-type="float" office:value="21" calcext:value-type="float">
            <text:p>21</text:p>
          </table:table-cell>
          <table:table-cell table:formula="of:=SUM([.X2:.X35])" office:value-type="float" office:value="21" calcext:value-type="float">
            <text:p>21</text:p>
          </table:table-cell>
          <table:table-cell table:formula="of:=SUM([.Y2:.Y35])" office:value-type="float" office:value="21" calcext:value-type="float">
            <text:p>21</text:p>
          </table:table-cell>
          <table:table-cell table:formula="of:=SUM([.Z2:.Z35])" office:value-type="float" office:value="14" calcext:value-type="float">
            <text:p>14</text:p>
          </table:table-cell>
          <table:table-cell table:formula="of:=SUM([.AA2:.AA35])" office:value-type="float" office:value="8" calcext:value-type="float">
            <text:p>8</text:p>
          </table:table-cell>
          <table:table-cell table:formula="of:=SUM([.AB2:.AB35])" office:value-type="float" office:value="8" calcext:value-type="float">
            <text:p>8</text:p>
          </table:table-cell>
          <table:table-cell table:formula="of:=SUM([.AC2:.AC35])" office:value-type="float" office:value="5.5" calcext:value-type="float">
            <text:p>5.5</text:p>
          </table:table-cell>
          <table:table-cell table:formula="of:=SUM([.AD2:.AD35])" office:value-type="float" office:value="5.5" calcext:value-type="float">
            <text:p>5.5</text:p>
          </table:table-cell>
          <table:table-cell table:formula="of:=SUM([.AE2:.AE35]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Futura Book" fo:font-family="'Futura Book'" style:font-family-generic="swiss" fo:font-size="11pt" style:font-name-asian="Droid Sans Fallback" style:font-family-asian="'Droid Sans Fallback'" style:font-family-generic-asian="system" style:font-pitch-asian="variable" style:font-size-asian="11pt" style:font-name-complex="Futura Book" style:font-family-complex="'Futura Book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.00.0000</text:date>, <text:time style:data-style-name="N2" text:time-value="09:42:24.4059191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4:41:53</meta:creation-date>
    <dc:date>2015-08-09T12:00:34.460227945</dc:date>
    <meta:editing-duration>PT3H44M52S</meta:editing-duration>
    <meta:generator>LibreOffice/4.2.8.2$Linux_X86_64 LibreOffice_project/420m0$Build-2</meta:generator>
    <meta:editing-cycles>31</meta:editing-cycles>
    <meta:document-statistic meta:table-count="1" meta:cell-count="1147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52cm" svg:height="9cm" xlink:href=".." xlink:type="simple" chart:class="chart:line" chart:style-name="ch1">
        <chart:legend chart:legend-position="end" svg:x="14.515cm" svg:y="3.952cm" style:legend-expansion="high" chart:style-name="ch2"/>
        <chart:plot-area chart:style-name="ch3" table:cell-range-address="Tabelle1.A36:Tabelle1.A37 Tabelle1.C36:Tabelle1.AE37" chart:data-source-has-labels="column" svg:x="0.369cm" svg:y="0.18cm" svg:width="13.777cm" svg:height="8.64cm">
          <chartooo:coordinate-region svg:x="1.176cm" svg:y="0.379cm" svg:width="12.7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6:Tabelle1.AE36" chart:label-cell-address="Tabelle1.A36:Tabelle1.A36" chart:class="chart:line">
            <chart:data-point chart:repeated="29"/>
          </chart:series>
          <chart:series chart:style-name="ch7" chart:values-cell-range-address="Tabelle1.C37:Tabelle1.AE37" chart:label-cell-address="Tabelle1.A37:Tabelle1.A37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</table:table-row>
          </table:table-header-rows>
          <table:table-rows>
            <table:table-row>
              <table:table-cell office:value-type="string">
                <text:p>Ideal Burndown</text:p>
                <draw:g>
                  <svg:desc>Tabelle1.A36:Tabelle1.A36</svg:desc>
                </draw:g>
              </table:table-cell>
              <table:table-cell office:value-type="float" office:value="114.5">
                <text:p>114.5</text:p>
                <draw:g>
                  <svg:desc>Tabelle1.C36:Tabelle1.AE36</svg:desc>
                </draw:g>
              </table:table-cell>
              <table:table-cell office:value-type="float" office:value="110.410714285714">
                <text:p>110.410714285714</text:p>
              </table:table-cell>
              <table:table-cell office:value-type="float" office:value="106.321428571429">
                <text:p>106.321428571429</text:p>
              </table:table-cell>
              <table:table-cell office:value-type="float" office:value="102.232142857143">
                <text:p>102.232142857143</text:p>
              </table:table-cell>
              <table:table-cell office:value-type="float" office:value="98.1428571428572">
                <text:p>98.1428571428572</text:p>
              </table:table-cell>
              <table:table-cell office:value-type="float" office:value="94.0535714285715">
                <text:p>94.0535714285715</text:p>
              </table:table-cell>
              <table:table-cell office:value-type="float" office:value="89.9642857142858">
                <text:p>89.9642857142858</text:p>
              </table:table-cell>
              <table:table-cell office:value-type="float" office:value="85.875">
                <text:p>85.875</text:p>
              </table:table-cell>
              <table:table-cell office:value-type="float" office:value="81.7857142857143">
                <text:p>81.7857142857143</text:p>
              </table:table-cell>
              <table:table-cell office:value-type="float" office:value="77.6964285714286">
                <text:p>77.6964285714286</text:p>
              </table:table-cell>
              <table:table-cell office:value-type="float" office:value="73.6071428571429">
                <text:p>73.6071428571429</text:p>
              </table:table-cell>
              <table:table-cell office:value-type="float" office:value="69.5178571428572">
                <text:p>69.5178571428572</text:p>
              </table:table-cell>
              <table:table-cell office:value-type="float" office:value="65.4285714285715">
                <text:p>65.4285714285715</text:p>
              </table:table-cell>
              <table:table-cell office:value-type="float" office:value="61.3392857142858">
                <text:p>61.3392857142858</text:p>
              </table:table-cell>
              <table:table-cell office:value-type="float" office:value="57.2500000000001">
                <text:p>57.2500000000001</text:p>
              </table:table-cell>
              <table:table-cell office:value-type="float" office:value="53.1607142857144">
                <text:p>53.1607142857144</text:p>
              </table:table-cell>
              <table:table-cell office:value-type="float" office:value="49.0714285714286">
                <text:p>49.0714285714286</text:p>
              </table:table-cell>
              <table:table-cell office:value-type="float" office:value="44.9821428571429">
                <text:p>44.9821428571429</text:p>
              </table:table-cell>
              <table:table-cell office:value-type="float" office:value="40.8928571428572">
                <text:p>40.8928571428572</text:p>
              </table:table-cell>
              <table:table-cell office:value-type="float" office:value="36.8035714285715">
                <text:p>36.8035714285715</text:p>
              </table:table-cell>
              <table:table-cell office:value-type="float" office:value="32.7142857142858">
                <text:p>32.7142857142858</text:p>
              </table:table-cell>
              <table:table-cell office:value-type="float" office:value="28.6250000000001">
                <text:p>28.6250000000001</text:p>
              </table:table-cell>
              <table:table-cell office:value-type="float" office:value="24.5357142857143">
                <text:p>24.5357142857143</text:p>
              </table:table-cell>
              <table:table-cell office:value-type="float" office:value="20.4464285714286">
                <text:p>20.4464285714286</text:p>
              </table:table-cell>
              <table:table-cell office:value-type="float" office:value="16.3571428571429">
                <text:p>16.3571428571429</text:p>
              </table:table-cell>
              <table:table-cell office:value-type="float" office:value="12.2678571428572">
                <text:p>12.2678571428572</text:p>
              </table:table-cell>
              <table:table-cell office:value-type="float" office:value="8.17857142857149">
                <text:p>8.17857142857149</text:p>
              </table:table-cell>
              <table:table-cell office:value-type="float" office:value="4.08928571428577">
                <text:p>4.08928571428577</text:p>
              </table:table-cell>
              <table:table-cell office:value-type="float" office:value="0.0000000000000586197757002083">
                <text:p>0.0000000000000586197757002083</text:p>
              </table:table-cell>
            </table:table-row>
            <table:table-row>
              <table:table-cell office:value-type="string">
                <text:p>Actual Burndown</text:p>
                <draw:g>
                  <svg:desc>Tabelle1.A37:Tabelle1.A37</svg:desc>
                </draw:g>
              </table:table-cell>
              <table:table-cell office:value-type="float" office:value="114.5">
                <text:p>114.5</text:p>
                <draw:g>
                  <svg:desc>Tabelle1.C37:Tabelle1.AE37</svg:desc>
                </draw:g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